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371" officeooo:paragraph-rsid="00019371"/>
    </style:style>
    <style:style style:name="P2" style:family="paragraph" style:parent-style-name="Standard">
      <style:text-properties fo:font-variant="normal" fo:text-transform="none" fo:color="#000000" style:font-name="Whitney" fo:font-size="14pt" fo:letter-spacing="normal" fo:font-style="normal" fo:font-weight="bold" officeooo:rsid="00019371" officeooo:paragraph-rsid="00019371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t Token:</text:p>
      <text:p text:style-name="P2">NTc0MzY4NjcxODI1MjY0NjYw.XM4ZpQ.bzExzwtLecp05oQOCSx9d8qYBB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25:46.654618041</meta:creation-date>
    <dc:date>2019-05-04T19:27:49.317835314</dc:date>
    <meta:editing-duration>PT2M45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2" meta:word-count="3" meta:character-count="69" meta:non-whitespace-character-count="68"/>
  </office:meta>
</office:document-meta>
</file>